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1050" officeooo:paragraph-rsid="00212f1d"/>
    </style:style>
    <style:style style:name="P2" style:family="paragraph" style:parent-style-name="Standard">
      <style:text-properties fo:font-weight="bold" officeooo:rsid="001e1050" officeooo:paragraph-rsid="00212f1d" style:font-weight-asian="bold" style:font-weight-complex="bold"/>
    </style:style>
    <style:style style:name="P3" style:family="paragraph" style:parent-style-name="Standard">
      <style:text-properties fo:font-weight="bold" officeooo:rsid="00212f1d" officeooo:paragraph-rsid="00212f1d" style:font-weight-asian="bold" style:font-weight-complex="bold"/>
    </style:style>
    <style:style style:name="P4" style:family="paragraph" style:parent-style-name="Standard">
      <style:text-properties fo:font-weight="bold" officeooo:rsid="002541f4" officeooo:paragraph-rsid="002541f4" style:font-weight-asian="bold" style:font-weight-complex="bold"/>
    </style:style>
    <style:style style:name="P5" style:family="paragraph" style:parent-style-name="Standard">
      <style:text-properties fo:font-weight="bold" officeooo:rsid="0023953d" officeooo:paragraph-rsid="0023953d" style:font-weight-asian="bold" style:font-weight-complex="bold"/>
    </style:style>
    <style:style style:name="P6" style:family="paragraph" style:parent-style-name="Standard">
      <style:text-properties fo:font-weight="bold" officeooo:rsid="0026c400" officeooo:paragraph-rsid="0026c400" style:font-weight-asian="bold" style:font-weight-complex="bold"/>
    </style:style>
    <style:style style:name="P7" style:family="paragraph" style:parent-style-name="Standard">
      <style:text-properties fo:font-weight="normal" officeooo:rsid="001e1050" officeooo:paragraph-rsid="001e1050" style:font-weight-asian="normal" style:font-weight-complex="normal"/>
    </style:style>
    <style:style style:name="P8" style:family="paragraph" style:parent-style-name="Standard">
      <style:text-properties fo:font-weight="normal" officeooo:rsid="001fdba8" officeooo:paragraph-rsid="001fdba8" style:font-weight-asian="normal" style:font-weight-complex="normal"/>
    </style:style>
    <style:style style:name="P9" style:family="paragraph" style:parent-style-name="Standard">
      <style:text-properties fo:font-style="italic" fo:font-weight="normal" officeooo:rsid="001fdba8" officeooo:paragraph-rsid="001fdba8" style:font-style-asian="italic" style:font-weight-asian="normal" style:font-style-complex="italic" style:font-weight-complex="normal"/>
    </style:style>
    <style:style style:name="P10" style:family="paragraph" style:parent-style-name="Standard">
      <style:paragraph-properties fo:text-align="end" style:justify-single-word="false"/>
      <style:text-properties fo:font-style="italic" fo:font-weight="normal" officeooo:rsid="001fdba8" officeooo:paragraph-rsid="001fdba8" style:font-style-asian="italic" style:font-weight-asian="normal" style:font-style-complex="italic" style:font-weight-complex="normal"/>
    </style:style>
    <style:style style:name="P11" style:family="paragraph" style:parent-style-name="Standard">
      <style:paragraph-properties fo:text-align="end" style:justify-single-word="false"/>
      <style:text-properties fo:font-style="italic" officeooo:rsid="002212d1" officeooo:paragraph-rsid="002212d1" style:font-style-asian="italic" style:font-style-complex="italic"/>
    </style:style>
    <style:style style:name="P12" style:family="paragraph" style:parent-style-name="Standard">
      <style:paragraph-properties fo:text-align="end" style:justify-single-word="false"/>
      <style:text-properties fo:font-style="italic" officeooo:rsid="002541f4" officeooo:paragraph-rsid="002541f4" style:font-style-asian="italic" style:font-style-complex="italic"/>
    </style:style>
    <style:style style:name="P13" style:family="paragraph" style:parent-style-name="Standard">
      <style:text-properties fo:font-style="normal" fo:font-weight="bold" officeooo:rsid="002212d1" officeooo:paragraph-rsid="002212d1" style:font-style-asian="normal" style:font-weight-asian="bold" style:font-style-complex="normal" style:font-weight-complex="bold"/>
    </style:style>
    <style:style style:name="P14" style:family="paragraph" style:parent-style-name="Standard">
      <style:text-properties fo:font-style="normal" fo:font-weight="normal" officeooo:rsid="001e1050" officeooo:paragraph-rsid="0023953d" style:font-style-asian="normal" style:font-weight-asian="normal" style:font-style-complex="normal" style:font-weight-complex="normal"/>
    </style:style>
    <style:style style:name="P15" style:family="paragraph" style:parent-style-name="Standard">
      <style:text-properties fo:font-style="normal" fo:font-weight="normal" officeooo:rsid="002212d1" officeooo:paragraph-rsid="00212f1d" style:font-style-asian="normal" style:font-weight-asian="normal" style:font-style-complex="normal" style:font-weight-complex="normal"/>
    </style:style>
    <style:style style:name="P16" style:family="paragraph" style:parent-style-name="Standard">
      <style:text-properties fo:font-style="normal" fo:font-weight="normal" officeooo:rsid="002212d1" officeooo:paragraph-rsid="002212d1" style:font-style-asian="normal" style:font-weight-asian="normal" style:font-style-complex="normal" style:font-weight-complex="normal"/>
    </style:style>
    <style:style style:name="P17" style:family="paragraph" style:parent-style-name="Standard">
      <style:text-properties fo:font-size="10.5pt" fo:font-weight="normal" officeooo:rsid="001fdba8" officeooo:paragraph-rsid="001fdba8" style:font-size-asian="10.5pt" style:font-weight-asian="normal" style:font-size-complex="10.5pt" style:font-weight-complex="normal"/>
    </style:style>
    <style:style style:name="P18" style:family="paragraph" style:parent-style-name="Standard">
      <style:text-properties fo:font-size="10.5pt" style:font-size-asian="10.5pt" style:font-size-complex="10.5pt"/>
    </style:style>
    <style:style style:name="P19" style:family="paragraph" style:parent-style-name="Standard">
      <style:text-properties fo:font-size="10.5pt" officeooo:rsid="001e1050" officeooo:paragraph-rsid="00212f1d" style:font-size-asian="10.5pt" style:font-size-complex="10.5pt"/>
    </style:style>
    <style:style style:name="P20" style:family="paragraph" style:parent-style-name="Standard">
      <style:text-properties fo:font-size="10.5pt" fo:font-style="normal" officeooo:paragraph-rsid="002541f4" style:font-size-asian="10.5pt" style:font-style-asian="normal" style:font-size-complex="10.5pt" style:font-style-complex="normal"/>
    </style:style>
    <style:style style:name="P21" style:family="paragraph" style:parent-style-name="Standard">
      <style:paragraph-properties fo:text-align="end" style:justify-single-word="false"/>
      <style:text-properties officeooo:paragraph-rsid="0023b6dc"/>
    </style:style>
    <style:style style:name="P22" style:family="paragraph" style:parent-style-name="Standard">
      <style:text-properties officeooo:rsid="00278fe2" officeooo:paragraph-rsid="00278fe2"/>
    </style:style>
    <style:style style:name="P23" style:family="paragraph" style:parent-style-name="Standard">
      <style:text-properties officeooo:rsid="00315e39" officeooo:paragraph-rsid="00315e39"/>
    </style:style>
    <style:style style:name="P24" style:family="paragraph" style:parent-style-name="Standard">
      <style:text-properties officeooo:rsid="003448bb" officeooo:paragraph-rsid="003448bb"/>
    </style:style>
    <style:style style:name="P25" style:family="paragraph" style:parent-style-name="Standard">
      <style:text-properties officeooo:paragraph-rsid="00212f1d"/>
    </style:style>
    <style:style style:name="P26" style:family="paragraph" style:parent-style-name="Standard">
      <style:text-properties fo:font-weight="bold" officeooo:rsid="001e1050" officeooo:paragraph-rsid="00357bee" style:font-weight-asian="bold" style:font-weight-complex="bold"/>
    </style:style>
    <style:style style:name="P27" style:family="paragraph" style:parent-style-name="Standard">
      <style:text-properties fo:font-weight="bold" officeooo:rsid="001e1050" officeooo:paragraph-rsid="00278fe2" style:font-weight-asian="bold" style:font-weight-complex="bold"/>
    </style:style>
    <style:style style:name="P28" style:family="paragraph" style:parent-style-name="Standard">
      <style:text-properties fo:font-weight="bold" officeooo:rsid="002f9e1e" officeooo:paragraph-rsid="00357bee" style:font-weight-asian="bold" style:font-weight-complex="bold"/>
    </style:style>
    <style:style style:name="P29" style:family="paragraph" style:parent-style-name="Standard">
      <style:text-properties fo:font-weight="normal" officeooo:rsid="002f9e1e" officeooo:paragraph-rsid="00357bee" style:font-weight-asian="normal" style:font-weight-complex="normal"/>
    </style:style>
    <style:style style:name="P30" style:family="paragraph" style:parent-style-name="Standard">
      <style:text-properties officeooo:paragraph-rsid="00357bee"/>
    </style:style>
    <style:style style:name="P31" style:family="paragraph" style:parent-style-name="Standard">
      <style:text-properties officeooo:rsid="003448bb" officeooo:paragraph-rsid="003448bb"/>
    </style:style>
    <style:style style:name="P32" style:family="paragraph" style:parent-style-name="Standard">
      <style:text-properties officeooo:rsid="003448bb" officeooo:paragraph-rsid="0036365c"/>
    </style:style>
    <style:style style:name="P33" style:family="paragraph" style:parent-style-name="Standard">
      <style:text-properties officeooo:rsid="00315e39" officeooo:paragraph-rsid="00315e39"/>
    </style:style>
    <style:style style:name="P34" style:family="paragraph" style:parent-style-name="Standard">
      <style:text-properties officeooo:rsid="002e6ae3" officeooo:paragraph-rsid="002e6ae3"/>
    </style:style>
    <style:style style:name="P35" style:family="paragraph" style:parent-style-name="Standard">
      <style:text-properties officeooo:rsid="0026c400" officeooo:paragraph-rsid="0026c400"/>
    </style:style>
    <style:style style:name="P36" style:family="paragraph" style:parent-style-name="Standard">
      <style:text-properties officeooo:rsid="00278fe2" officeooo:paragraph-rsid="00278fe2"/>
    </style:style>
    <style:style style:name="P37" style:family="paragraph" style:parent-style-name="Standard">
      <style:text-properties officeooo:rsid="00278fe2" officeooo:paragraph-rsid="00379763"/>
    </style:style>
    <style:style style:name="T1" style:family="text">
      <style:text-properties officeooo:rsid="001fdba8"/>
    </style:style>
    <style:style style:name="T2" style:family="text">
      <style:text-properties officeooo:rsid="00212f1d"/>
    </style:style>
    <style:style style:name="T3" style:family="text">
      <style:text-properties officeooo:rsid="002212d1"/>
    </style:style>
    <style:style style:name="T4" style:family="text">
      <style:text-properties fo:font-style="italic" style:font-style-asian="italic" style:font-style-complex="italic"/>
    </style:style>
    <style:style style:name="T5" style:family="text">
      <style:text-properties fo:font-style="italic" officeooo:rsid="0023953d" style:font-style-asian="italic" style:font-style-complex="italic"/>
    </style:style>
    <style:style style:name="T6" style:family="text">
      <style:text-properties officeooo:rsid="002541f4"/>
    </style:style>
    <style:style style:name="T7" style:family="text">
      <style:text-properties officeooo:rsid="0026c400"/>
    </style:style>
    <style:style style:name="T8" style:family="text">
      <style:text-properties fo:font-weight="normal" officeooo:rsid="0026c400" style:font-weight-asian="normal" style:font-weight-complex="normal"/>
    </style:style>
    <style:style style:name="T9" style:family="text">
      <style:text-properties officeooo:rsid="00278fe2"/>
    </style:style>
    <style:style style:name="T10" style:family="text">
      <style:text-properties officeooo:rsid="0028b8c1"/>
    </style:style>
    <style:style style:name="T11" style:family="text">
      <style:text-properties officeooo:rsid="002bae4d"/>
    </style:style>
    <style:style style:name="T12" style:family="text">
      <style:text-properties officeooo:rsid="002c3f03"/>
    </style:style>
    <style:style style:name="T13" style:family="text">
      <style:text-properties officeooo:rsid="002e6ae3"/>
    </style:style>
    <style:style style:name="T14" style:family="text">
      <style:text-properties officeooo:rsid="003448bb"/>
    </style:style>
    <style:style style:name="T15" style:family="text">
      <style:text-properties officeooo:rsid="00357bee"/>
    </style:style>
    <style:style style:name="T16" style:family="text">
      <style:text-properties officeooo:rsid="0036365c"/>
    </style:style>
    <style:style style:name="T17" style:family="text">
      <style:text-properties officeooo:rsid="003797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illensfreiheit <text:span text:style-name="T12">und Humanismus</text:span> bei Nietzsche und anderen ausgewählten Philosophen</text:p>
      <text:p text:style-name="P25"/>
      <text:p text:style-name="P23">Mit der Moderne werden 2 Fragen wieder wichtig: einerseits sterben Kategorien wie Gott, und auch der Mensch wird infolgedessen infragegestellt, was einen neuen Humanismus notwendig macht. Andererseits fühlt sich der Mensch durch die abstrakte Herrschaft entfremdet und unmündig – Fragen nach der Freiheit aller Art tauchen auf.</text:p>
      <text:p text:style-name="P23">Mensch wurde entweder in Abgrenzung zu Gott oder zum Tier definiert, um sein Ziel, seine Moral, seine Essenz festzulegen. Wer nun Gott/Moral ablehnt, will die Freiheit des Menschen behaupten oder wiederherstellen – auch in Abgrenzung zum Tier.</text:p>
      <text:p text:style-name="P23">Um einen neuen Menschen möglich zu machen, soll dieser als frei zum schaffen definiert werden (Nietzsche), frei sich selbst zu schaffen (Sartre), frei gegen gesellschaftliche Determination (Adorno).</text:p>
      <text:p text:style-name="P23"/>
      <text:p text:style-name="P24">1. Freiheit und Moderne</text:p>
      <text:p text:style-name="P24">- Die Moderne, ist geprägt durch Industrialisierung und abstrahierte Herrschaft</text:p>
      <text:p text:style-name="P24">- gleichzeitig zeichnet sie sich durch das Sterben alter Kategorien, Normen und Gottes aus</text:p>
      <text:p text:style-name="P24">- zwei Fragen werden wichtig und oft zusammen angegangen: wie kann man sich selbst befreien und wie kann man den Menschen ohne Gott neu definieren</text:p>
      <text:p text:style-name="P24">- Ich will untersuchen, welche Konzepte verschiedene Philosophen als Antwort darauf entwickelt haben</text:p>
      <text:p text:style-name="P24">- Geschichtliche Reihenfolge spielt kaum eine Rolle, da Autoren sich nicht aufeinander beziehen, sondern nur auf ähnliche Lebensgefühle reagieren</text:p>
      <text:p text:style-name="P24">2. Tod Gottes und anderer Normen</text:p>
      <text:p text:style-name="P24">- <text:span text:style-name="T15">Gesetze, Normen, das ganze Weltbild wurde vor der Moderne auf Gottes Wort gestützt</text:span></text:p>
      <text:p text:style-name="P24">- <text:span text:style-name="T16">Wenn Menschen nicht mehr an Gott glauben, entzieht sich seinen Werten die Grundlage</text:span></text:p>
      <text:p text:style-name="P24">- <text:span text:style-name="T15">Die agnostische Wissenschaft hinterfragte Gottes Gesetze trotz dessen Tod nicht</text:span></text:p>
      <text:p text:style-name="P24">2.1 Nietzsches Konzept vom Tod Gottes</text:p>
      <text:p text:style-name="P24">- <text:span text:style-name="T16">Tod Gottes ist nicht einfach Ablehnung der christlichen Werte, sondern Problem des Nihilismus</text:span></text:p>
      <text:p text:style-name="P24">- <text:span text:style-name="T16">Nietzsche nimmt Tod Gottes als negativ auf, weil Menschen damit auch Sinn und Ziel fehlen</text:span></text:p>
      <text:p text:style-name="P24">- <text:span text:style-name="T16">führt zur Verzweiflung, ohne Ziel leben zu müssen</text:span></text:p>
      <text:p text:style-name="P24">2.2 Die Unnötigkeit Gottes bei Sartre</text:p>
      <text:p text:style-name="P24">- <text:span text:style-name="T16">Nach Sartre ist die Verzweiflung, ohne Ziel leben zu müssen, sowieso gegeben</text:span></text:p>
      <text:p text:style-name="P24">- <text:span text:style-name="T16">weil die Existenz vor jeder Essenz kommt, kann der Mensch nicht einfach auf Gott hören, was gut und richtig ist, und was sein Ziel ist – selbst das wäre eine Entscheidung</text:span></text:p>
      <text:p text:style-name="P24">- <text:span text:style-name="T16">Der Mensch muss sich so und so seine eigenen Normen und Ziele schaffen</text:span></text:p>
      <text:p text:style-name="P24">3. Der neue Humanismus und die Willensfreiheit</text:p>
      <text:p text:style-name="P24">- <text:span text:style-name="T16">Der Mensch und sein Zweck war im christlichen Glauben von Gott abhängig</text:span></text:p>
      <text:p text:style-name="P24">- <text:span text:style-name="T16">Gott hat dem Menschen als Schöpfer zwar den freien Willen gegeben, aber als Christ sollte man ihn nicht für anderes gebrauchen, als Gottes Wort zu folgen</text:span></text:p>
      <text:p text:style-name="P24">- <text:span text:style-name="T16">Der freie Wille hat zB für Sartre ontologischen Status, und macht die Menschlichkeit aus</text:span></text:p>
      <text:p text:style-name="P24">3.1 Animal rationale als Abgrenzung zum Tier</text:p>
      <text:p text:style-name="P24">- <text:span text:style-name="T16">Menschen wollen sich vom Tier abgrenzen, auch um Kannibalismus tabuisieren zu können</text:span></text:p>
      <text:p text:style-name="P24">- <text:span text:style-name="T16">laut Heidegger will der antike Humanismus den Menschen als animal rationale definieren</text:span></text:p>
      <text:p text:style-name="P24">- <text:span text:style-name="T16">dabei werden neue Normen legitimiert und geschaffen, zB Tugend</text:span></text:p>
      <text:p text:style-name="P24">3.2 der schaffende Wille</text:p>
      <text:p text:style-name="Standard">- <text:span text:style-name="T14">Sartre: Mensch soll sich seine Existenz selbst schaffen</text:span></text:p>
      <text:p text:style-name="Standard">- <text:span text:style-name="T14">Nietzsches Konzepte zum schaffenden Willen: Man soll sich selbst gehorchen, der Wille des Leibes schafft sich seine eigenen Regeln, wenn Gottes nicht mehr existieren</text:span></text:p>
      <text:p text:style-name="P37">- Menschen sind eben in der Moderne nur in der Lage zu reagieren, nicht, die Regeln ihrer Existenz selbst zu schaffen – schaffender Übermensch soll Handluns(Reaktions-)Freiheit durch Willen ersetzen</text:p>
      <text:p text:style-name="P37">- Seiltänzer</text:p>
      <text:p text:style-name="P37"><text:soft-page-break/>- <text:span text:style-name="T10">wer sich nicht befehlen kann.... (S. 313) Botschaft der Willensfreiheit immer gut versteckt</text:span></text:p>
      <text:p text:style-name="P37">- <text:span text:style-name="T11">Der schaffende Wille (S.92) kannst du dir dein eigenes Gesetz geben?</text:span></text:p>
      <text:p text:style-name="P32">4. Angst als Lebensgefühl und der Faschismus</text:p>
      <text:p text:style-name="P24">- <text:span text:style-name="T16">kann man dem modernen Menschen diese Verantwortung zumuten?</text:span></text:p>
      <text:p text:style-name="P24">- <text:span text:style-name="T16">Regression in das vormoderne, weil man sich im Alltag keine eigenen Regeln schaffen kann</text:span></text:p>
      <text:p text:style-name="P24">- <text:span text:style-name="T16">Faschisten wie Heidegger wollen einen neuen Gott und besinnen sich auf Mythologie, um sich einen Sinn geben zu können</text:span></text:p>
      <text:p text:style-name="P24">- <text:span text:style-name="T17">Linke wollen dem einzelnen ermöglichen, seine Lebensumstände selbst zu bestimmen</text:span></text:p>
      <text:p text:style-name="Standard"/>
      <text:p text:style-name="Standard"/>
      <text:p text:style-name="Standard"/>
      <text:p text:style-name="Standard"/>
      <text:p text:style-name="Standard"/>
      <text:p text:style-name="P26"/>
      <text:p text:style-name="P28">Willensfreiheit</text:p>
      <text:p text:style-name="P29">im Gegensatz zur Handlungsfreiheit</text:p>
      <text:p text:style-name="P29">der schaffende Wille, Regeln eigenen Handelns selbst bestimmen</text:p>
      <text:p text:style-name="P28"/>
      <text:p text:style-name="P28">Humanismus</text:p>
      <text:p text:style-name="P29">Mensch/Tier-Unterschied bröckelt, muss neuer gefunden werden</text:p>
      <text:p text:style-name="P29">Animal rationale oder schaffender Übermensch?</text:p>
      <text:p text:style-name="P28"/>
      <text:p text:style-name="P28">Moderne und Antimodernismus</text:p>
      <text:p text:style-name="P29">Tod der Metaphysik</text:p>
      <text:p text:style-name="P29">die große Vereinheitlichung, Herrschaft, Kapitalismus</text:p>
      <text:p text:style-name="P29">Antimodernismus von Links und Rechts</text:p>
      <text:p text:style-name="P28"/>
      <text:p text:style-name="P28">gesellschaftliche Determination</text:p>
      <text:p text:style-name="P29">Sartre: Mensch schafft sich selbst</text:p>
      <text:p text:style-name="P29">Adorno: Freiheit von gesellschaftlicher Determination muss geschaffen werden</text:p>
      <text:p text:style-name="P29">Nietzsche: sich von Gesellschaft frei machen?</text:p>
      <text:p text:style-name="P28"/>
      <text:p text:style-name="P28">Determinismus</text:p>
      <text:p text:style-name="P29">Entscheidungen sind biologisch vorgegeben, schwaches Ich handelt aus hormonellen Gründen</text:p>
      <text:p text:style-name="P29">Verächter des Leibes – den eigenen Willen umarmen, erheben – Verhältnis zur Menschlichkeit?</text:p>
      <text:p text:style-name="P30"/>
      <text:p text:style-name="Standard"/>
      <text:p text:style-name="P27"/>
      <text:p text:style-name="P2">bei Sartre</text:p>
      <text:p text:style-name="P7">- Sartre nimmt den freien Willen beim Menschen einfach an</text:p>
      <text:p text:style-name="P7">- <text:span text:style-name="T1">Zur Freiheit verurteilt</text:span></text:p>
      <text:p text:style-name="P7">- <text:span text:style-name="T1">leugnet jegliche Essenz, Gott existiert nicht</text:span></text:p>
      <text:p text:style-name="P7">- <text:span text:style-name="T6">Selbst wenn man zu einer Entscheidung getrieben wird, die Alternativlos erscheint, hat man immer noch die radikale Freiheit, sie nicht zu treffen</text:span></text:p>
      <text:p text:style-name="P7"/>
      <text:p text:style-name="P17">“Wenn tatsächlich die Existenz dem Wesen vorausgeht, ist nichts durch Verweis auf eine gegebene und unwandelbare menschliche Natur erklärbar; anders gesagt, es gibt keinen Determinismus, der Mensch ist frei, der Mensch ist die Freiheit. Wenn zum anderen Gott nicht existiert, haben wir keine Werte oder Anweisungen vor uns, die unser Verhalten rechtfertigen könnten. So finden wir weder hinter noch vor uns im Lichtreich der Werte Rechtfertigungen oder Entschuldigungen. Wir sind allein, ohne Entschuldigungen. Das möchte ich mit den Worten ausdrücken: der Mensch ist dazu <text:s/>verurteilt, frei zu sein.”</text:p>
      <text:p text:style-name="P10">Jean-Paul Sartre: Der Existentialisus ist ein Humanismus</text:p>
      <text:p text:style-name="P8"/>
      <text:p text:style-name="P3"><text:soft-page-break/>bei Adorno</text:p>
      <text:p text:style-name="P17">“Die Frage nach der Freiheit des Willens ist wahrscheinlich überhaupt nicht abstrakt, nämlich von Idealkonstruktionen des Individuums und seines rein für sich seienden Charakters her zu lösen, , sondern nur im Bewusstsein der Dialektik von Individuum und Gesellschaft. <text:span text:style-name="T2">Freiheit, auch die des Willens, wäre erst zu verwirklichen, darf nicht als positiv gegeben supponiert werden.”</text:span></text:p>
      <text:p text:style-name="P10">Theodor W. Adorno: Sexualtabus und Recht heute</text:p>
      <text:p text:style-name="P9"/>
      <text:p text:style-name="P2">Tier</text:p>
      <text:p text:style-name="P1">- Tier ist eine reine Reaktion auf die Umwelt</text:p>
      <text:p text:style-name="P1">- determinierte Maschine, die keinen eigenen Willen hat</text:p>
      <text:p text:style-name="P14">-<text:span text:style-name="T3"> der Mensch auch nichts anderes als ein Tier, reagiert nur, agiert nicht</text:span></text:p>
      <text:p text:style-name="P14"/>
      <text:p text:style-name="P19">"Wenn du die Wahrheit sprichst, sagte er dann, so verliere ich Nichts, wenn ich das Leben verliere. Ich bin nicht viel mehr als ein Thier, das man tanzen gelernt hat, durch Schläge und schmale Bissen."</text:p>
      <text:p text:style-name="P11">Der Seiltänzer in “Also Sprach Zarathustra”</text:p>
      <text:p text:style-name="Standard"/>
      <text:p text:style-name="P4">der schaffende Wille</text:p>
      <text:p text:style-name="P20">“Frei wovon? Was schiert das Zarathustra! Hell aber soll mir dein Auge künden: frei wozu?</text:p>
      <text:p text:style-name="P20">Kannst du dir selber dein Böses und dein Gutes geben und deinen Willen über dich aufhängen wie ein Gesetz? Kannst du dir selber Richter sein und Rächer deines Gesetzes?”</text:p>
      <text:p text:style-name="P12">Zarathustra</text:p>
      <text:p text:style-name="Standard"/>
      <text:p text:style-name="P5">Neurologie</text:p>
      <text:p text:style-name="P18">„Nur die Aspekte, denen wir Aufmerksamkeit schenken, werden uns auch bewusst, und nur diese können wir im deklarativen Gedächtnis abspeichern, und nur über diese können wir später berichten. Natürlich hinterlassen auch die unbewussten Verarbeitungsprozesse Gedächtnisspuren und beeinflussen zukünftiges Handeln. Aber wir werden uns dieser Handlungsdeterminanten nicht bewusst und können sie deshalb nicht als Begründungen für unser Tun anführen. Diese Parallelität von bewussten und unbewussten Handlungsdeterminanten ist ein wichtiger Grund dafür, dass wir uns aus der Ersten-Person-Perspektive heraus als freie autonome Agenten erfahren können.“</text:p>
      <text:p text:style-name="P21"><text:span text:style-name="T5">Wolf Singer: </text:span><text:span text:style-name="T4">Selbsterfahrung und neurobiologische Fremdbeschreibung. Zwei konfliktträchtige Erkenntnisquellen</text:span><text:span text:style-name="T5"> (2004)</text:span></text:p>
      <text:p text:style-name="P15"/>
      <text:p text:style-name="P13">der Leib und seine Verächter</text:p>
      <text:p text:style-name="P16">- Der Leib ist die Große Vernunft, das Selbst; lenkt das Ich und flöst ihm seine Begriffe ein.</text:p>
      <text:p text:style-name="P16">- Der Geist ist die kleine Vernunft, Teil des Leibes und sein Werkzeug; Sitz des Ichs</text:p>
      <text:p text:style-name="P16">- Die Verächter des Leibes meinen, den Leib mit dem Geist zu verachten; aber alles verachten kommt aus dem Selbst. Ihr Selbst will untergehen, nicht mehr schaffen, darum verachten sie.</text:p>
      <text:p text:style-name="P16">- Verächter des Leibes sind keine Brücke zum Übermens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7T17:48:34.287274862</meta:creation-date>
    <dc:date>2016-03-11T15:49:39.356066941</dc:date>
    <meta:editing-duration>P1DT42M30S</meta:editing-duration>
    <meta:editing-cycles>6</meta:editing-cycles>
    <meta:generator>LibreOffice/4.3.3.2$Linux_X86_64 LibreOffice_project/430m0$Build-2</meta:generator>
    <dc:creator>oxymoronist </dc:creator>
    <meta:document-statistic meta:table-count="0" meta:image-count="0" meta:object-count="0" meta:page-count="3" meta:paragraph-count="87" meta:word-count="1198" meta:character-count="8056" meta:non-whitespace-character-count="6938"/>
  </office:meta>
</office:document-meta>
</file>